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swersWithDelay.answer( final InvocationOnMock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swersWithDelay.AnswersWithDelay( final long sleepyTime , final Answer &lt; Object &gt;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swersWithDelay.validateFor( final InvocationOnMock inv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